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ebc" officeooo:paragraph-rsid="00038ebc"/>
    </style:style>
    <style:style style:name="P2" style:family="paragraph" style:parent-style-name="Standard">
      <style:paragraph-properties fo:text-align="start" style:justify-single-word="false"/>
      <style:text-properties officeooo:rsid="00038ebc" officeooo:paragraph-rsid="00038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les to defind the Tic-Tac-To game</text:p>
      <text:p text:style-name="P1"/>
      <text:p text:style-name="P1"/>
      <text:p text:style-name="P2">2 gamers, no more, no less</text:p>
      <text:p text:style-name="P2">-9 cases</text:p>
      <text:p text:style-name="P2">-each case can contain only 1 point</text:p>
      <text:p text:style-name="P2">-turn 1 turn game</text:p>
      <text:p text:style-name="P2">each gamer as a different color of point (black or white)</text:p>
      <text:p text:style-name="P2"><text:tab/>(optionnal puts round point as played piece)</text:p>
      <text:p text:style-name="P2"/>
      <text:p text:style-name="P2">-if 3 case are side by side even in diagonal then the player win</text:p>
      <text:p text:style-name="P2">-if no one have win, propose a repla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0:29:37.332086733</meta:creation-date>
    <dc:date>2019-01-24T10:38:58.667504550</dc:date>
    <meta:editing-duration>PT9M21S</meta:editing-duration>
    <meta:editing-cycles>1</meta:editing-cycles>
    <meta:document-statistic meta:table-count="0" meta:image-count="0" meta:object-count="0" meta:page-count="1" meta:paragraph-count="9" meta:word-count="65" meta:character-count="324" meta:non-whitespace-character-count="267"/>
    <meta:generator>LibreOffice/6.0.7.3$Linux_X86_64 LibreOffice_project/00m0$Build-3</meta:generator>
  </office:meta>
</office:document-meta>
</file>